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may-break-between-rows="false"/>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fo:keep-with-next="always" style:may-break-between-rows="false"/>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Drawing">
      <style:paragraph-properties fo:text-align="center" style:justify-single-word="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6">1 Hardware Description<text:tab/>2</text:p>
          <text:p text:style-name="P7">1.1 Register $DE00 – EasyFlash Bank<text:tab/>3</text:p>
          <text:p text:style-name="P7">1.2 Register $DE02 – EasyFlash Control<text:tab/>3</text:p>
          <text:p text:style-name="P7">1.3 RAM at $DF00<text:tab/>4</text:p>
          <text:p text:style-name="P6">2 Conventions<text:tab/>5</text:p>
          <text:p text:style-name="P7">2.1 Address Format Convention<text:tab/>5</text:p>
          <text:p text:style-name="P7">2.2 Scan the Keyboard<text:tab/>5</text:p>
          <text:p text:style-name="P6">3 Supported cartridge types<text:tab/>6</text:p>
          <text:p text:style-name="P7">3.1 Normal 8K Cartridges<text:tab/>6</text:p>
          <text:p text:style-name="P6">4 Native EasyFlash Cartridges<text:tab/>7</text:p>
          <text:p text:style-name="P7">4.1 Introduction<text:tab/>7</text:p>
          <text:p text:style-name="P7">4.2 Start-Up Code<text:tab/>7</text:p>
          <text:p text:style-name="P7">4.3 Easy File System (EasyFS)<text:tab/>7</text:p>
          <text:p text:style-name="P7">4.4 EasyAPI<text:tab/>8</text:p>
          <text:p text:style-name="P8">4.4.1 EasyAPI Signature<text:tab/>9</text:p>
          <text:p text:style-name="P7">4.5 Hybrid cartridges<text:tab/>9</text:p>
        </text:index-body>
      </text:table-of-content>
      <text:h text:style-name="Heading_20_1" text:outline-level="1">Hardware Description</text:h>
      <text:p text:style-name="Text_20_body">An EasyFlash cartridge consists of two flash memory chips, called LOROM chip and HIROM chip.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_20__28_user_29_">Table <text:sequence text:ref-name="refTable0" text:name="Table" text:formula="ooow:Table+1" style:num-format="1">1</text:sequence>: States of /GAME and /EXROM lines</text:p>
      <text:p text:style-name="Standard"/>
      <text:p text:style-name="Text_20_body">These lines can be controlled by software, we'll come back to it soon.</text:p>
      <text:p text:style-name="Standard">The resulting memory model is shown in <text:sequence-ref text:reference-format="category-and-value" text:ref-name="refFig.0">Fig. 1</text:sequence-ref>.</text:p>
      <text:p text:style-name="P5"><draw:frame draw:style-name="fr1" draw:name="Rahmen1" text:anchor-type="as-char" svg:width="12.437cm" draw:z-index="0"><draw:text-box fo:min-height="5.734cm"><text:p text:style-name="Fig."><draw:frame draw:style-name="fr3" draw:name="Objekt2" text:anchor-type="as-char" svg:width="12.435cm" style:rel-width="100%" svg:height="5.733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_20__28_user_29_">Table <text:sequence text:ref-name="refTable1" text:name="Table" text:formula="ooow:Table+1" style:num-format="1">2</text:sequence>: Register $DE00</text:p>
      <text:p text:style-name="Standard"/>
      <text:p text:style-name="Standard">The value after reset is $00. The bits 6 and 7 should always remain 0, unless stated otherwise in this document.</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_20__28_user_29_">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_20__28_user_29_">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ROM off (RAM at $DF00 still available)</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Table_20__28_user_29_">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text:soft-page-break/>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_20__28_user_29_">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Scan the Keyboard<text:bookmark-end text:name="__RefNumPara__43653009"/></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the Stop key is held down, make the cartridge invisible and call the Kernal's reset vector.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LOROM. This type of cartridges pull down /EXROM and leave /GAME high.</text:p>
      <text:p text:style-name="Text_20_body">The memory is visible at $8000 and contains some magic bytes. The C64 Kernal detects these bytes in the reset code. If such a cartridge is found, it gets started with JMP($8000).</text:p>
      <text:p text:style-name="Text_20_body">EasyFlash cartridges always start in Ultimax mode. Therefore there is a small boot code at the end of the HIROM flash chip on bank 0, i.e. at 00:1:FFxx. This code copies itself to RAM and checks whether the Stop key is pressed (refer to chapter <text:bookmark-ref text:reference-format="number" text:ref-name="__RefNumPara__43653009">2.2</text:bookmark-ref>). If not, it starts the 8K Cartridge.</text:p>
      <text:p text:style-name="Text_20_body">To do this, it does some initializations which would be done by the kernel normally. Then it sets the 8K mode using $DE02. Finally it does JMP($8000).</text:p>
      <text:p text:style-name="Text_20_body">Xxxxxxxxx</text:p>
      <text:p text:style-name="Text_20_body"/>
      <text:p text:style-name="Text_20_body">Bild</text:p>
      <text:p text:style-name="Text_20_body"/>
      <text:p text:style-name="Text_20_body">xxxxxxxxxx</text:p>
      <text:h text:style-name="Heading_20_1" text:outline-level="1">Native EasyFlash Cartridges</text:h>
      <text:h text:style-name="Heading_20_2" text:outline-level="2">Introduction</text:h>
      <text:p text:style-name="Text_20_body">EasySDK comes with some tools and code snippets to create, write and read EasyFlash cartridges.</text:p>
      <text:p text:style-name="Text_20_body">This chapter contains information about a recommended structure of these cartridges.</text:p>
      <text:p text:style-name="Text_20_body">Chapter <text:bookmark-ref text:reference-format="chapter" text:ref-name="__RefNumPara__41293930">4.2</text:bookmark-ref> describes the start-up code, which is executed directly after a CPU reset. This start-up code is the only mandatory part of an EasyFlash cartridge.</text:p>
      <text:p text:style-name="Text_20_body">EasyFS is the Easy File System. This is a simple ROM file system which simplifies implementing software for EasyFlash. The structure of EasyFS is described in chapter <text:bookmark-ref text:reference-format="chapter" text:ref-name="__RefNumPara__41310930">4.3</text:bookmark-ref>.</text:p>
      <text:p text:style-name="Text_20_body">Additionally there are some library functions to read EasyFS files and to write to the flash chips. Chapter <text:bookmark-ref text:reference-format="chapter" text:ref-name="__RefNumPara__41313430">Fehler: Referenz nicht gefunden</text:bookmark-ref> specifies this interface. <text:s/></text:p>
      <text:p text:style-name="Text_20_body">Of course developers are free to implement cartridges which do not use EasyFS or EasyAPI by directly accessing the I/O registers described in this document. It is also possible to use only EasyFS without EasyAPI or the other way around.</text:p>
      <text:p text:style-name="Text_20_body">An example memory layout of an EasySDK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4" draw:name="Objekt1" text:anchor-type="as-char" svg:y="-4.606cm" svg:width="11.748cm" style:rel-width="100%" svg:height="7.146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h text:style-name="Heading_20_2" text:outline-level="2"><text:bookmark-start text:name="__RefNumPara__41293930"/>Start-Up Code<text:bookmark-end text:name="__RefNumPara__41293930"/></text:h>
      <text:p text:style-name="Text_20_body">As already mentioned earlier, EasyFlash cartridges always start in Ultimax mode. Therefore there is a small boot code at the end of the HIROM flash chip on bank 0.</text:p>
      <text:p text:style-name="Text_20_body">The memory area from 00:01:1800 to 00:01:1BFF is reserved for EasyAPI. So the startup code and data can occupy the area 00:01:1C00 to 00:01:1FFF.</text:p>
      <text:p text:style-name="Standard">Todo: Explain what the code has to do.</text:p>
      <text:p text:style-name="Standard"/>
      <text:h text:style-name="Heading_20_2" text:outline-level="2"><text:bookmark-start text:name="__RefNumPara__41310930"/>Easy File System (EasyFS)<text:bookmark-end text:name="__RefNumPara__41310930"/></text:h>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text:soft-page-break/>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0</text:p>
          </table:table-cell>
          <table:table-cell table:style-name="Tabelle4.B2" office:value-type="string">
            <text:p text:style-name="P2">Files with this type are marked as invalid, they must be skipped. Note that the flags of this file may be not 0.</text:p>
          </table:table-cell>
        </table:table-row>
        <table:table-row>
          <table:table-cell table:style-name="Tabelle4.A2" office:value-type="string">
            <text:p text:style-name="Table_20_Contents">$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F</text:p>
          </table:table-cell>
          <table:table-cell table:style-name="Tabelle4.B2" office:value-type="string">
            <text:p text:style-name="Table_20_Contents">End of directory. This entry is only a terminator.</text:p>
          </table:table-cell>
        </table:table-row>
      </table:table>
      <text:p text:style-name="Table_20__28_user_29_">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erence-format="number" text:ref-name="__RefHeading__43203709">4.5</text:bookmark-ref>.</text:p>
      <text:h text:style-name="Heading_20_2" text:outline-level="2">EasyAPI</text:h>
      <text:p text:style-name="Text_20_body">EasyFlash cartridges may contain a block of code which is called EasyAPI. This application <text:soft-page-break/>programming interface supports reading files from EasyFS, erasing blocks of flash memory and write data to flash.</text:p>
      <text:p text:style-name="Text_20_body">Note that it is not supported to write real files to the flash and to the directory structure. Writing is done on a lower logical layer only, by directly addressing flash memory.</text:p>
      <text:p text:style-name="Text_20_body">If a cartridge makes use of it, EasyAPI is always located from 00:1:1800 to 00:1:1BFF. The first four bytes of this memory area must be $65 $61 $70 $69 (“EAPI”) to indicate the presence of EasyAPI.</text:p>
      <text:p text:style-name="Text_20_body">There is one very important feature for EasyAPI: When a CRT image which contains the “EAPI” signature explained above is written to a cartridge, the EasyAPI memory area is updated with the latest version of the EasyAPI code. The jump table of this code will remain compatible, but the new code may support new Flash chip types.</text:p>
      <text:p text:style-name="Text_20_body">An imaginary example shows why this is done in this way: Let's say a programmer makes a cartridge in 2009 and adds the latest EasyAPI code directly to his CRT image. This code would only support the Am29F040 chips. In 2010 somebody builds a new version of EasyFlash which use a different type of flash memory. The software of our poor programmer wouldn't be able to save game states or whatever to the new kind of EasyFlash. </text:p>
      <text:p text:style-name="Text_20_body">This situation is solved by the replace mechanism: When an updated version of EasyProg (the tool for writing CRT images to cartridges) is used to write the old CRT image, the EasyAPI is automatically replaced with an updated version.</text:p>
      <text:p text:style-name="Text_20_body">The following chapters explain the entries to the jump table. The flash address 00:1:1800 is seen at $B800 in normal C64 mode. As the programs call the subroutines based at address in CPU space, we use this format directly.</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Position</text:p>
          </table:table-cell>
          <table:table-cell table:style-name="Tabelle10.A1" office:value-type="string">
            <text:p text:style-name="P3">Length</text:p>
          </table:table-cell>
          <table:table-cell table:style-name="Tabelle10.C1" office:value-type="string">
            <text:p text:style-name="Table_20_Heading">Comment</text:p>
          </table:table-cell>
        </table:table-row>
        <table:table-row>
          <table:table-cell table:style-name="Tabelle10.A2" office:value-type="string">
            <text:p text:style-name="P1">$180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text:s/>00:1:1800 to 00:1:1BFF with a newer version of EasyAPI.</text:p>
      <text:h text:style-name="Heading_20_2" text:outline-level="2"><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5" draw:name="Objekt3" text:anchor-type="paragraph" svg:x="0.004cm" svg:y="0.002cm" svg:width="11.77cm" style:rel-width="100%" svg:height="5.048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8-30T23:42:53</dc:date>
    <meta:editing-cycles>119</meta:editing-cycles>
    <meta:editing-duration>PT12H15M44S</meta:editing-duration>
    <meta:document-statistic meta:table-count="10" meta:image-count="0" meta:object-count="3" meta:page-count="10" meta:paragraph-count="260" meta:word-count="2345" meta:character-count="128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3"><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3"><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draw:polyline>
        <draw:line draw:style-name="gr12" draw:text-style-name="P3" draw:layer="layout" svg:x1="13cm" svg:y1="1.6cm" svg:x2="13cm" svg:y2="3cm">
          <text:p/>
        </draw:line>
        <draw:frame draw:style-name="gr13" draw:text-style-name="P9" draw:layer="layout" svg:width="2.15cm" svg:height="0.361cm" svg:x="4.013cm" svg:y="0.603cm">
          <draw:text-box>
            <text:p><text:span text:style-name="T3">00:1:0000</text:span></text:p>
          </draw:text-box>
        </draw:frame>
        <draw:frame draw:style-name="gr13" draw:text-style-name="P9" draw:layer="layout" svg:width="2.15cm" svg:height="0.361cm" svg:x="9cm" svg:y="0.6cm">
          <draw:text-box>
            <text:p><text:span text:style-name="T3">00:1:1800</text:span></text:p>
          </draw:text-box>
        </draw:frame>
        <draw:frame draw:style-name="gr13" draw:text-style-name="P9" draw:layer="layout" svg:width="2.15cm" svg:height="0.361cm" svg:x="11cm" svg:y="0.601cm">
          <draw:text-box>
            <text:p><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